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3EC00000CE4619244F76D70DD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6.783cm" svg:x="0.975cm" svg:y="2.399cm">
          <draw:image xlink:href="Pictures/10000000000013EC00000CE4619244F76D70DD3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04T14:41:42.201000000</meta:creation-date>
    <dc:date>2023-01-04T14:42:28.722000000</dc:date>
    <meta:editing-duration>PT47S</meta:editing-duration>
    <meta:editing-cycles>1</meta:editing-cycles>
    <meta:document-statistic meta:object-count="1"/>
    <meta:generator>LibreOffice/7.3.7.2$Windows_X86_64 LibreOffice_project/e114eadc50a9ff8d8c8a0567d6da8f454beeb84f</meta:generator>
  </office:meta>
</office:document-meta>
</file>